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Quiet on the Pipeline Spill Front? When Learning Does Not Solve the Problem</text:p>
      <text:p text:style-name="Text_20_body">Running head: ALL QUIET ON THE PIPELINE SPILL FRONT? 1</text:p>
      <text:h text:style-name="Heading_20_2" text:outline-level="2">All Quiet on the Pipeline Spill Front?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Quiet on the Pipeline Spill Front?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s. In terms of direct, regular environmental impacts, the industry is performing well. Transporting liquids by pipeline (or by pipe in general for that matter) is much more efficient than the alternatives, transport by rail or truck. But the industry is regularly shook by spills.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The most prominent technologies of pipeline operators in their fight against pipeline spills are smart pigs, leak detection systems, and SCADA systems. Smart pigs get their name from the screeching sound they make when they move through a pipeline. These devices measure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Leak detection systems can be broken down into internal and external systems. Internal systems generally measure the flow of oil at two points A and B to detect any loss in between those points. External systems are external sensors that detect signs of escaping hydrocarbons, such as acoustic, hydrocarbon, or temperature sensors (<text:a xlink:type="simple" xlink:href="#XShaw2012" office:name=""><text:span text:style-name="Definition">Shaw et al.</text:span></text:a> <text:a xlink:type="simple" xlink:href="#XShaw2012" office:name=""><text:span text:style-name="Definition">2012</text:span></text:a>). Finally,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text:a xlink:type="simple" xlink:href="main3.html#fn2x0" office:name=""><text:span text:style-name="Definition"><text:span text:style-name="T1">2</text:span></text:span></text:a></text:p>
      <text:p text:style-name="Text_20_body">The high technology character of leak detection stands in stark contrast to the experienced reality of pipeline spills. A 2012 study commissioned by the Pipeline and Hazardous Materials Safety Administration (PHMSA) of onshore pipeline spills that occurred over a 19 month period, SCADA systems assisted in less than 25% of cases with the detection and confirmation of the spill (<text:a xlink:type="simple" xlink:href="#XShaw2012" office:name=""><text:span text:style-name="Definition">Shaw et al.</text:span></text:a> <text:a xlink:type="simple" xlink:href="#XShaw2012" office:name=""><text:span text:style-name="Definition">2012</text:span></text:a>, p. 3-33). In only 17% of cases was the operator or SCADA system listed as the initial identifier of the leak, while the public or emergency responders identified 30% of leaks (<text:a xlink:type="simple" xlink:href="#XShaw2012" office:name=""><text:span text:style-name="Definition">Shaw et al.</text:span></text:a> <text:a xlink:type="simple" xlink:href="#XShaw2012" office:name=""><text:span text:style-name="Definition">2012</text:span></text:a>, p. 3-39). How do those spills occur, even with sophisticated computer programs in place? In-depth reports that are prepared by the National Transportation Safety Board (NTSB) regularly on important pipeline spills provide some insights on the process that really takes place. A 2012 report on the Kalamazoo River oil spill for instance quotes a regional manager as saying "...I’m not convinced [that there is a problem]. We haven’t had any phone calls. I mean it’s perfect weather out here–if it’s a rupture someone’s going to notice that, you know and smell it" (<text:a xlink:type="simple" xlink:href="#XNTSB2012" office:name=""><text:span text:style-name="Definition">NTSB</text:span></text:a> <text:a xlink:type="simple" xlink:href="#XNTSB2012" office:name=""><text:span text:style-name="Definition">2012</text:span></text:a>, p. ).</text:p>
      <text:p text:style-name="Text_20_body">Existing research has provided us with many insights on organizational learning. Learning is generally regarded as a function of experience, which builds knowledge, "embedded in a variety of repositories, including individuals, routines, and transactive memory systems" (?, p. 1124). For instance, an organization may notice that a routine fails under specific circumstances, and subsequently change its employee manual. An involved employees may also make a mental note of how to respond to the problem and whom to contact. Or an engineer might observe a method of speeding up production, and make a corresponding change to the production process. This knowledge-based approach to learning generally seeks to identify the factors that promote or hold back learning in an organization (e.g., <text:a xlink:type="simple" xlink:href="#XArgote2013-1" office:name=""><text:span text:style-name="Definition">Argote</text:span></text:a> <text:a xlink:type="simple" xlink:href="#XArgote2013-1" office:name=""><text:span text:style-name="Definition">2013</text:span></text:a>, p. 2).</text:p>
      <text:p text:style-name="Text_20_body">References </text:p>
      <text:p text:style-name="Text_20_body">    Argote, L.   (2013). Organizational Learning Curves: An Overview. In Organizational learning (2nd ed., pp. 1–29). Boston, MA: Springer US. Retrieved from <text:a xlink:type="simple" xlink:href="http://link.springer.com/10.1007/978-1-4614-5251-5_1" office:name=""><text:span text:style-name="Definition">http://link.springer.com/10.1007/978-1-4614-5251-5_1</text:span></text:a> doi: 10.1007/978-1-4614-5251-5_1</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Quiet on the Pipeline Spill Front? When Learning Does Not Solve the Problem</dc:title>
  </office:meta>
</office:document-meta>
</file>